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6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ÜBUNGEN CRIACAO DA NOITE</text:p>
      <text:p text:style-name="Standard"/>
      <text:p text:style-name="Standard"/>
      <text:p text:style-name="P1"><text:bookmark text:name="docs-internal-guid-88f59fe9-7fff-f5f6-70d0-81c0617b9d3f"/>EXERCÍCIOS</text:p>
      <text:p text:style-name="Text_20_body"/>
      <text:p text:style-name="P1">Que personagens participam nesta história?</text:p>
      <text:p text:style-name="Text_20_body"/>
      <text:list xml:id="list981758149134136301" text:style-name="L1">
        <text:list-item>
          <text:p text:style-name="P6">a Cobra Grande - X</text:p>
        </text:list-item>
        <text:list-item>
          <text:p text:style-name="P6">a onça pintada</text:p>
        </text:list-item>
        <text:list-item>
          <text:p text:style-name="P6">a índia feiticeira - X</text:p>
        </text:list-item>
        <text:list-item>
          <text:p text:style-name="P6">o chefe da aldeia</text:p>
        </text:list-item>
        <text:list-item>
          <text:p text:style-name="P6">os três índios - X</text:p>
        </text:list-item>
      </text:list>
      <text:p text:style-name="Text_20_body"/>
      <text:p text:style-name="P2">VERDADEIRO OU FALSO</text:p>
      <text:p text:style-name="Text_20_body"/>
      <text:list xml:id="list8527120147307617507" text:style-name="L2">
        <text:list-item>
          <text:p text:style-name="P7">A Cobra Grande vivia no rio. - V</text:p>
        </text:list-item>
        <text:list-item>
          <text:p text:style-name="P7">A sua filha era uma índia feiticeira. - V</text:p>
        </text:list-item>
        <text:list-item>
          <text:p text:style-name="P7">A índia feiticeira queria o coco para ajudar o marido e os outros índios. - V</text:p>
        </text:list-item>
        <text:list-item>
          <text:p text:style-name="P7">Os três índios obedeceram e não abriram o coco. - F</text:p>
        </text:list-item>
        <text:list-item>
          <text:p text:style-name="P7">A índia feiticeira usou o seu cabelo para separar a noite do dia. - V</text:p>
        </text:list-item>
      </text:list>
      <text:p text:style-name="Text_20_body"/>
      <text:p text:style-name="P2">Completa</text:p>
      <text:p text:style-name="Text_20_body"/>
      <text:p text:style-name="P3">A Cobra Grande guardava a noite...</text:p>
      <text:p text:style-name="P3">numa árvore</text:p>
      <text:p text:style-name="P3">no topo de uma montanha</text:p>
      <text:p text:style-name="P5"><text:span text:style-name="T1">dentro de um coco Tucumã</text:span><text:span text:style-name="T3"> </text:span><text:span text:style-name="T2">X</text:span></text:p>
      <text:p text:style-name="Text_20_body"/>
      <text:p text:style-name="P4">A índia feiticeira pediu o coco como presente…</text:p>
      <text:p text:style-name="P4">de aniversário</text:p>
      <text:p text:style-name="P4">de casamento  X</text:p>
      <text:p text:style-name="P4">para a sua mãe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6T22:27:59.69</meta:creation-date>
    <meta:document-statistic meta:table-count="0" meta:image-count="0" meta:object-count="0" meta:page-count="1" meta:paragraph-count="24" meta:word-count="141" meta:character-count="666"/>
    <dc:date>2021-05-06T22:28:42.25</dc:date>
    <meta:editing-duration>PT42S</meta:editing-duration>
    <meta:editing-cycles>1</meta:editing-cycles>
    <meta:generator>OpenOffice/4.1.7$Win32 OpenOffice.org_project/417m1$Build-9800</meta:generator>
  </office:meta>
</office:document-meta>
</file>